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text-properties officeooo:rsid="00059f9e" officeooo:paragraph-rsid="00059f9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[root@oc2685343477 ansible]# ansible-playbook policy_windows_system_policy.yml</text:p>
      <text:p text:style-name="P1"/>
      <text:p text:style-name="P1">PLAY [win] *************************************************************************************************************************************************************************************************</text:p>
      <text:p text:style-name="P1"/>
      <text:p text:style-name="P1">TASK [Gathering Facts] *************************************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18.8.3.1 (L1) Ensure 'Include command line in process creation events' is set to 'Disabled' (Scored)] 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rocessCreationIncludeCmdLine_Enabled setting (18.8.3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3.1 (L1) Ensure 'Include command line in process creation events' is set to 'Disabled' (Scored)] ****************************************************</text:p>
      <text:p text:style-name="P1">skipping: [9.37.141.147]</text:p>
      <text:p text:style-name="P1"/>
      <text:p text:style-name="P1">TASK [ansible_role_policy_windows_system_policy : 18.8.12.1 (L1) Ensure 'Boot-Start Driver Initialization Policy' is set to 'Enabled: Good, unknown and bad but critical' (Scored)] ************************</text:p>
      <text:p text:style-name="P1">changed: [9.37.141.147]</text:p>
      <text:p text:style-name="P1"/>
      <text:p text:style-name="P1"><text:soft-page-break/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riverLoadPolicy setting (18.8.12.1) is Compliant:'1'. It matches the CIS value: '[u'1', u'3', u'8']'"</text:p>
      <text:p text:style-name="P1"><text:s text:c="4"/>]</text:p>
      <text:p text:style-name="P1">}</text:p>
      <text:p text:style-name="P1"/>
      <text:p text:style-name="P1">TASK [ansible_role_policy_windows_system_policy : 18.8.12.1 (L1) Ensure 'Boot-Start Driver Initialization Policy' is set to 'Enabled: Good, unknown and bad but critical' (Scored)] ************************</text:p>
      <text:p text:style-name="P1">skipping: [9.37.141.147]</text:p>
      <text:p text:style-name="P1"/>
      <text:p text:style-name="P1">TASK [ansible_role_policy_windows_system_policy : 18.8.19.2 (L1) Ensure 'Configure registry policy processing: Do not apply during periodic background processing' is set to 'Enabled: FALSE' (Scored)] 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BackgroundPolicy setting (18.8.19.2) is Compliant:'0'. It matches the CIS value: '0'"</text:p>
      <text:p text:style-name="P1"><text:s text:c="4"/>]</text:p>
      <text:p text:style-name="P1">}</text:p>
      <text:p text:style-name="P1"/>
      <text:p text:style-name="P1"><text:soft-page-break/>TASK [ansible_role_policy_windows_system_policy : 18.8.19.2 (L1) Ensure 'Configure registry policy processing: Do not apply during periodic background processing' is set to 'Enabled: FALSE' (Scored)] ****</text:p>
      <text:p text:style-name="P1">skipping: [9.37.141.147]</text:p>
      <text:p text:style-name="P1"/>
      <text:p text:style-name="P1">TASK [ansible_role_policy_windows_system_policy : 18.8.19.3 (L1) Ensure 'Configure registry policy processing: Process even if the Group Policy objects have not changed' is set to 'Enabled: TRUE' (Scored)] 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GPOListChanges setting (18.8.19.3) is Compliant:'0'. It matches the CIS value: '0'"</text:p>
      <text:p text:style-name="P1"><text:s text:c="4"/>]</text:p>
      <text:p text:style-name="P1">}</text:p>
      <text:p text:style-name="P1"/>
      <text:p text:style-name="P1">TASK [ansible_role_policy_windows_system_policy : 18.8.19.3 (L1) Ensure 'Configure registry policy processing: Process even if the Group Policy objects have not changed' is set to 'Enabled: TRUE' (Scored)] ***</text:p>
      <text:p text:style-name="P1">skipping: [9.37.141.147]</text:p>
      <text:p text:style-name="P1"/>
      <text:p text:style-name="P1">TASK [ansible_role_policy_windows_system_policy : 18.8.19.4 (L1) Ensure 'Continue experiences on this device' is set to 'Disabled' (Scored)] *********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Cdp setting (18.8.19.4) is Compliant:'0'. It matches the CIS value: '0'"</text:p>
      <text:p text:style-name="P1"><text:s text:c="4"/>]</text:p>
      <text:p text:style-name="P1">}</text:p>
      <text:p text:style-name="P1"/>
      <text:p text:style-name="P1">TASK [ansible_role_policy_windows_system_policy : 18.8.19.4 (L1) Ensure 'Continue experiences on this device' is set to 'Disabled' (Scored)] ***************************************************************</text:p>
      <text:p text:style-name="P1">skipping: [9.37.141.147]</text:p>
      <text:p text:style-name="P1"/>
      <text:p text:style-name="P1">TASK [ansible_role_policy_windows_system_policy : 18.8.19.5 (L1) Ensure 'Turn off background refresh of Group Policy' is set to 'Disabled' (Scored)] *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BkGndGroupPolicy setting (18.8.19.5) is Compliant:'0'. It matches the CIS value: '0'"</text:p>
      <text:p text:style-name="P1"><text:s text:c="4"/>]</text:p>
      <text:p text:style-name="P1">}</text:p>
      <text:p text:style-name="P1"/>
      <text:p text:style-name="P1">TASK [ansible_role_policy_windows_system_policy : 18.8.19.5 (L1) Ensure 'Turn off background refresh of Group Policy' is set to 'Disabled' (Scored)] *******************************************************</text:p>
      <text:p text:style-name="P1">skipping: [9.37.141.147]</text:p>
      <text:p text:style-name="P1"/>
      <text:p text:style-name="P1">TASK [ansible_role_policy_windows_system_policy : 18.8.20.1.1 (L2) Ensure 'Turn off access to the Store' is set to 'Enabled' (Scored)] *********************************************************************</text:p>
      <text:p text:style-name="P1">changed: [9.37.141.147]</text:p>
      <text:p text:style-name="P1"/>
      <text:p text:style-name="P1"><text:soft-page-break/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UseStoreOpenWith setting (18.8.20.1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0.1.1 (L2) Ensure 'Turn off access to the Store' is set to 'Enabled' (Scored)] *********************************************************************</text:p>
      <text:p text:style-name="P1">skipping: [9.37.141.147]</text:p>
      <text:p text:style-name="P1"/>
      <text:p text:style-name="P1">TASK [ansible_role_policy_windows_system_policy : 18.8.20.1.2 (L2) Ensure 'Turn off downloading of print drivers over HTTP' is set to 'Enabled' (Scored)] 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WebPnPDownload setting (18.8.20.1.2) is Compliant:'1'. It matches the CIS value: '1'"</text:p>
      <text:p text:style-name="P1"><text:s text:c="4"/>]</text:p>
      <text:p text:style-name="P1">}</text:p>
      <text:p text:style-name="P1"/>
      <text:p text:style-name="P1"><text:soft-page-break/>TASK [ansible_role_policy_windows_system_policy : 18.8.20.1.2 (L2) Ensure 'Turn off downloading of print drivers over HTTP' is set to 'Enabled' (Scored)] **************************************************</text:p>
      <text:p text:style-name="P1">skipping: [9.37.141.147]</text:p>
      <text:p text:style-name="P1"/>
      <text:p text:style-name="P1">TASK [ansible_role_policy_windows_system_policy : 18.8.20.1.3 (L2) Ensure 'Turn off handwriting personalization data sharing' is set to 'Enabled' (Scored)] 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reventHandwritingDataSharing setting (18.8.20.1.3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0.1.3 (L2) Ensure 'Turn off handwriting personalization data sharing' is set to 'Enabled' (Scored)] ************************************************</text:p>
      <text:p text:style-name="P1">skipping: [9.37.141.147]</text:p>
      <text:p text:style-name="P1"/>
      <text:p text:style-name="P1">TASK [ansible_role_policy_windows_system_policy : 18.8.20.1.4 (L2) Ensure 'Turn off handwriting recognition error reporting' is set to 'Enabled' (Scored)] 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PreventHandwritingErrorReports setting (18.8.20.1.4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0.1.4 (L2) Ensure 'Turn off handwriting recognition error reporting' is set to 'Enabled' (Scored)] *************************************************</text:p>
      <text:p text:style-name="P1">skipping: [9.37.141.147]</text:p>
      <text:p text:style-name="P1"/>
      <text:p text:style-name="P1">TASK [ansible_role_policy_windows_system_policy : 18.8.20.1.5 (L2) Ensure 'Turn off Internet Connection Wizard if URL connection is referring to Microsoft.com' is set to 'Enabled' (Scored)] 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xitOnMSICW setting (18.8.20.1.5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0.1.5 (L2) Ensure 'Turn off Internet Connection Wizard if URL connection is referring to Microsoft.com' is set to 'Enabled' (Scored)] **************</text:p>
      <text:p text:style-name="P1">skipping: [9.37.141.147]</text:p>
      <text:p text:style-name="P1"/>
      <text:p text:style-name="P1">TASK [ansible_role_policy_windows_system_policy : 18.8.20.1.6 (L2) Ensure 'Turn off Internet download for Web publishing and online ordering wizards' is set to 'Enabled' (Scored)] ************************</text:p>
      <text:p text:style-name="P1">changed: [9.37.141.147]</text:p>
      <text:p text:style-name="P1"><text:soft-page-break/></text:p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WebServices setting (18.8.20.1.6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0.1.6 (L2) Ensure 'Turn off Internet download for Web publishing and online ordering wizards' is set to 'Enabled' (Scored)] ************************</text:p>
      <text:p text:style-name="P1">skipping: [9.37.141.147]</text:p>
      <text:p text:style-name="P1"/>
      <text:p text:style-name="P1">TASK [ansible_role_policy_windows_system_policy : 18.8.20.1.7 (L2) Ensure 'Turn off printing over HTTP' is set to 'Enabled' (Scored)] ****************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HTTPPrinting setting (18.8.20.1.7) is Compliant:'1'. It matches the CIS value: '1'"</text:p>
      <text:p text:style-name="P1"><text:s text:c="4"/>]</text:p>
      <text:p text:style-name="P1">}</text:p>
      <text:p text:style-name="P1"/>
      <text:p text:style-name="P1"><text:soft-page-break/>TASK [ansible_role_policy_windows_system_policy : 18.8.20.1.7 (L2) Ensure 'Turn off printing over HTTP' is set to 'Enabled' (Scored)] **********************************************************************</text:p>
      <text:p text:style-name="P1">skipping: [9.37.141.147]</text:p>
      <text:p text:style-name="P1"/>
      <text:p text:style-name="P1">TASK [ansible_role_policy_windows_system_policy : 18.8.20.1.8 (L2) Ensure 'Turn off Registration if URL connection is referring to Microsoft.com' is set to 'Enabled' (Scored)] 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Registration setting (18.8.20.1.8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0.1.8 (L2) Ensure 'Turn off Registration if URL connection is referring to Microsoft.com' is set to 'Enabled' (Scored)] ****************************</text:p>
      <text:p text:style-name="P1">skipping: [9.37.141.147]</text:p>
      <text:p text:style-name="P1"/>
      <text:p text:style-name="P1">TASK [ansible_role_policy_windows_system_policy : 18.8.20.1.9 (L2) Ensure 'Turn off Search Companion content file updates' is set to 'Enabled' (Scored)] 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ContentFileUpdates setting (18.8.20.1.9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0.1.9 (L2) Ensure 'Turn off Search Companion content file updates' is set to 'Enabled' (Scored)] ***************************************************</text:p>
      <text:p text:style-name="P1">skipping: [9.37.141.147]</text:p>
      <text:p text:style-name="P1"/>
      <text:p text:style-name="P1">TASK [ansible_role_policy_windows_system_policy : 18.8.20.1.10 (L2) Ensure 'Turn off the 'Order Prints' picture task' is set to 'Enabled' (Scored)] **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OnlinePrintsWizard setting (18.8.20.1.10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0.1.10 (L2) Ensure 'Turn off the 'Order Prints' picture task' is set to 'Enabled' (Scored)] ********************************************************</text:p>
      <text:p text:style-name="P1">skipping: [9.37.141.147]</text:p>
      <text:p text:style-name="P1"/>
      <text:p text:style-name="P1">TASK [ansible_role_policy_windows_system_policy : 18.8.20.1.11 (L2) Ensure 'Turn off the 'Publish to Web' task for files and folders' is set to 'Enabled' (Scored)] ****************************************</text:p>
      <text:p text:style-name="P1">changed: [9.37.141.147]</text:p>
      <text:p text:style-name="P1"/>
      <text:p text:style-name="P1"><text:soft-page-break/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PublishingWizard setting (18.8.20.1.11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0.1.11 (L2) Ensure 'Turn off the 'Publish to Web' task for files and folders' is set to 'Enabled' (Scored)] ****************************************</text:p>
      <text:p text:style-name="P1">skipping: [9.37.141.147]</text:p>
      <text:p text:style-name="P1"/>
      <text:p text:style-name="P1">TASK [ansible_role_policy_windows_system_policy : 18.8.20.1.12 (L2) Ensure 'Turn off the Windows Messenger Customer Experience Improvement Program' is set to 'Enabled' (Scored)] 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CEIP setting (18.8.20.1.12) is Compliant:'2'. It matches the CIS value: '2'"</text:p>
      <text:p text:style-name="P1"><text:s text:c="4"/>]</text:p>
      <text:p text:style-name="P1">}</text:p>
      <text:p text:style-name="P1"/>
      <text:p text:style-name="P1"><text:soft-page-break/>TASK [ansible_role_policy_windows_system_policy : 18.8.20.1.12 (L2) Ensure 'Turn off the Windows Messenger Customer Experience Improvement Program' is set to 'Enabled' (Scored)] **************************</text:p>
      <text:p text:style-name="P1">skipping: [9.37.141.147]</text:p>
      <text:p text:style-name="P1"/>
      <text:p text:style-name="P1">TASK [ansible_role_policy_windows_system_policy : 18.8.20.1.13 (L2) Ensure 'Turn off Windows Customer Experience Improvement Program' is set to 'Enabled' (Scored)] 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CEIPEnable setting (18.8.20.1.13) is Compliant:'0'. It matches the CIS value: '0'"</text:p>
      <text:p text:style-name="P1"><text:s text:c="4"/>]</text:p>
      <text:p text:style-name="P1">}</text:p>
      <text:p text:style-name="P1"/>
      <text:p text:style-name="P1">TASK [ansible_role_policy_windows_system_policy : 18.8.20.1.13 (L2) Ensure 'Turn off Windows Customer Experience Improvement Program' is set to 'Enabled' (Scored)] ****************************************</text:p>
      <text:p text:style-name="P1">skipping: [9.37.141.147]</text:p>
      <text:p text:style-name="P1"/>
      <text:p text:style-name="P1">TASK [ansible_role_policy_windows_system_policy : 18.8.20.1.14 (L2) Ensure 'Turn off Windows Error Reporting' is set to 'Enabled' (Scored)] **********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<text:soft-page-break/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d setting (18.8.20.1.14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0.1.14 (L2) Ensure 'Turn off Windows Error Reporting' is set to 'Enabled' (Scored)] ****************************************************************</text:p>
      <text:p text:style-name="P1">skipping: [9.37.141.147]</text:p>
      <text:p text:style-name="P1"/>
      <text:p text:style-name="P1">TASK [ansible_role_policy_windows_system_policy : 18.8.23.1 (L2) Ensure 'Support device authentication using certificate' is set to 'Enabled: Automatic' (Scored)] 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evicePKInitBehavior setting (18.8.23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3.1 (L2) Ensure 'Support device authentication using certificate' is set to 'Enabled: Automatic' (Scored)] *****************************************</text:p>
      <text:p text:style-name="P1">skipping: [9.37.141.147]</text:p>
      <text:p text:style-name="P1"/>
      <text:p text:style-name="P1">TASK [ansible_role_policy_windows_system_policy : 18.8.23.1 (L2) Ensure 'Support device authentication using certificate' is set to 'Enabled: Automatic' (Scored)] *****************************************</text:p>
      <text:p text:style-name="P1">changed: [9.37.141.147]</text:p>
      <text:p text:style-name="P1"/>
      <text:p text:style-name="P1"><text:soft-page-break/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evicePKInitEnabled setting (18.8.23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3.1 (L2) Ensure 'Support device authentication using certificate' is set to 'Enabled: Automatic' (Scored)] *****************************************</text:p>
      <text:p text:style-name="P1">skipping: [9.37.141.147]</text:p>
      <text:p text:style-name="P1"/>
      <text:p text:style-name="P1">TASK [ansible_role_policy_windows_system_policy : 18.8.24.1 (L2) Ensure 'Disallow copying of user input methods to the system account for sign-in' is set to 'Enabled' (Scored)] 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BlockUserInputMethodsForSignIn setting (18.8.24.1) is Compliant:'1'. It matches the CIS value: '1'"</text:p>
      <text:p text:style-name="P1"><text:s text:c="4"/>]</text:p>
      <text:p text:style-name="P1">}</text:p>
      <text:p text:style-name="P1"/>
      <text:p text:style-name="P1"><text:soft-page-break/>TASK [ansible_role_policy_windows_system_policy : 18.8.24.1 (L2) Ensure 'Disallow copying of user input methods to the system account for sign-in' is set to 'Enabled' (Scored)] ***************************</text:p>
      <text:p text:style-name="P1">skipping: [9.37.141.147]</text:p>
      <text:p text:style-name="P1"/>
      <text:p text:style-name="P1">TASK [ansible_role_policy_windows_system_policy : 18.8.25.1 (L1) Ensure 'Block user from showing account details on sign-in' is set to 'Enabled' (Scored)] 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BlockUserFromShowingAccountDetailsOnSignin setting (18.8.25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5.1 (L1) Ensure 'Block user from showing account details on sign-in' is set to 'Enabled' (Scored)] *************************************************</text:p>
      <text:p text:style-name="P1">skipping: [9.37.141.147]</text:p>
      <text:p text:style-name="P1"/>
      <text:p text:style-name="P1">TASK [ansible_role_policy_windows_system_policy : 18.8.25.2 (L1) Ensure 'Do not display network selection UI' is set to 'Enabled' (Scored)] **********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ontDisplayNetworkSelectionUI setting (18.8.25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5.2 (L1) Ensure 'Do not display network selection UI' is set to 'Enabled' (Scored)] ****************************************************************</text:p>
      <text:p text:style-name="P1">skipping: [9.37.141.147]</text:p>
      <text:p text:style-name="P1"/>
      <text:p text:style-name="P1">TASK [ansible_role_policy_windows_system_policy : 18.8.25.3 (L1) Ensure 'Do not enumerate connected users on domain-joined computers' is set to 'Enabled' (Scored)] 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ontEnumerateConnectedUsers setting (18.8.25.3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5.3 (L1) Ensure 'Do not enumerate connected users on domain-joined computers' is set to 'Enabled' (Scored)] ****************************************</text:p>
      <text:p text:style-name="P1">skipping: [9.37.141.147]</text:p>
      <text:p text:style-name="P1"/>
      <text:p text:style-name="P1">TASK [ansible_role_policy_windows_system_policy : 18.8.25.4 (L1) Ensure 'Enumerate local users on domain-joined computers' is set to 'Disabled' (Scored)] **************************************************</text:p>
      <text:p text:style-name="P1"><text:soft-page-break/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umerateLocalUsers setting (18.8.25.4) is Compliant:'0'. It matches the CIS value: '0'"</text:p>
      <text:p text:style-name="P1"><text:s text:c="4"/>]</text:p>
      <text:p text:style-name="P1">}</text:p>
      <text:p text:style-name="P1"/>
      <text:p text:style-name="P1">TASK [ansible_role_policy_windows_system_policy : 18.8.25.4 (L1) Ensure 'Enumerate local users on domain-joined computers' is set to 'Disabled' (Scored)] **************************************************</text:p>
      <text:p text:style-name="P1">skipping: [9.37.141.147]</text:p>
      <text:p text:style-name="P1"/>
      <text:p text:style-name="P1">TASK [ansible_role_policy_windows_system_policy : 18.8.25.5 (L1) Ensure 'Turn off app notifications on the lock screen' is set to 'Enabled' (Scored)] 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LockScreenAppNotifications setting (18.8.25.5) is Compliant:'1'. It matches the CIS value: '1'"</text:p>
      <text:p text:style-name="P1"><text:s text:c="4"/>]</text:p>
      <text:p text:style-name="P1"><text:soft-page-break/>}</text:p>
      <text:p text:style-name="P1"/>
      <text:p text:style-name="P1">TASK [ansible_role_policy_windows_system_policy : 18.8.25.5 (L1) Ensure 'Turn off app notifications on the lock screen' is set to 'Enabled' (Scored)] ******************************************************</text:p>
      <text:p text:style-name="P1">skipping: [9.37.141.147]</text:p>
      <text:p text:style-name="P1"/>
      <text:p text:style-name="P1">TASK [ansible_role_policy_windows_system_policy : 18.8.25.6 (L1) Ensure 'Turn on convenience PIN sign-in' is set to 'Disabled' (Scored)] *************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llowDomainPINLogon setting (18.8.25.6) is Compliant:'0'. It matches the CIS value: '0'"</text:p>
      <text:p text:style-name="P1"><text:s text:c="4"/>]</text:p>
      <text:p text:style-name="P1">}</text:p>
      <text:p text:style-name="P1"/>
      <text:p text:style-name="P1">TASK [ansible_role_policy_windows_system_policy : 18.8.25.6 (L1) Ensure 'Turn on convenience PIN sign-in' is set to 'Disabled' (Scored)] *******************************************************************</text:p>
      <text:p text:style-name="P1">skipping: [9.37.141.147]</text:p>
      <text:p text:style-name="P1"/>
      <text:p text:style-name="P1">TASK [ansible_role_policy_windows_system_policy : 18.8.26.1 (L1) Ensure 'Untrusted Font Blocking' is set to 'Enabled: Block untrusted fonts and log events' (Scored)] 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<text:soft-page-break/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MitigationOptions_FontBocking setting (18.8.26.1) is Compliant:'1000000000000'. It matches the CIS value: '1000000000000'"</text:p>
      <text:p text:style-name="P1"><text:s text:c="4"/>]</text:p>
      <text:p text:style-name="P1">}</text:p>
      <text:p text:style-name="P1"/>
      <text:p text:style-name="P1">TASK [ansible_role_policy_windows_system_policy : 18.8.26.1 (L1) Ensure 'Untrusted Font Blocking' is set to 'Enabled: Block untrusted fonts and log events' (Scored)] **************************************</text:p>
      <text:p text:style-name="P1">skipping: [9.37.141.147]</text:p>
      <text:p text:style-name="P1"/>
      <text:p text:style-name="P1">TASK [ansible_role_policy_windows_system_policy : 18.8.29.5.1 (L2) Ensure 'Allow network connectivity during connected-standby (on battery)' is set to 'Disabled' (Scored)] 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CSettingIndex setting (18.8.29.5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9.5.1 (L2) Ensure 'Allow network connectivity during connected-standby (on battery)' is set to 'Disabled' (Scored)] ********************************</text:p>
      <text:p text:style-name="P1">skipping: [9.37.141.147]</text:p>
      <text:p text:style-name="P1"/>
      <text:p text:style-name="P1">TASK [ansible_role_policy_windows_system_policy : 18.8.29.5.2 (L2) Ensure 'Allow network connectivity during connected-standby (plugged in)' is set to 'Disabled' (Scored)] ********************************</text:p>
      <text:p text:style-name="P1"><text:soft-page-break/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CSettingIndex setting (18.8.29.5.2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9.5.2 (L2) Ensure 'Allow network connectivity during connected-standby (plugged in)' is set to 'Disabled' (Scored)] ********************************</text:p>
      <text:p text:style-name="P1">skipping: [9.37.141.147]</text:p>
      <text:p text:style-name="P1"/>
      <text:p text:style-name="P1">TASK [ansible_role_policy_windows_system_policy : 18.8.29.5.3 (L2) Ensure 'Require a password when a computer wakes (on battery)' is set to 'Enabled' (Scored)] 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CSettingIndex setting (18.8.29.5.3) is Compliant:'1'. It matches the CIS value: '1'"</text:p>
      <text:p text:style-name="P1"><text:s text:c="4"/>]</text:p>
      <text:p text:style-name="P1">}</text:p>
      <text:p text:style-name="P1"><text:soft-page-break/></text:p>
      <text:p text:style-name="P1">TASK [ansible_role_policy_windows_system_policy : 18.8.29.5.3 (L2) Ensure 'Require a password when a computer wakes (on battery)' is set to 'Enabled' (Scored)] ********************************************</text:p>
      <text:p text:style-name="P1">skipping: [9.37.141.147]</text:p>
      <text:p text:style-name="P1"/>
      <text:p text:style-name="P1">TASK [ansible_role_policy_windows_system_policy : 18.8.29.5.4 (L2) Ensure 'Require a password when a computer wakes (plugged in)' is set to 'Enabled' (Scored)] 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ACSettingIndex setting (18.8.29.5.4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29.5.4 (L2) Ensure 'Require a password when a computer wakes (plugged in)' is set to 'Enabled' (Scored)] ********************************************</text:p>
      <text:p text:style-name="P1">skipping: [9.37.141.147]</text:p>
      <text:p text:style-name="P1"/>
      <text:p text:style-name="P1">TASK [ansible_role_policy_windows_system_policy : 18.8.31.1 (L1) Ensure 'Configure Offer Remote Assistance' is set to 'Disabled' (Scored)] ***********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AllowUnsolicited setting (18.8.31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system_policy : 18.8.31.1 (L1) Ensure 'Configure Offer Remote Assistance' is set to 'Disabled' (Scored)] *****************************************************************</text:p>
      <text:p text:style-name="P1">skipping: [9.37.141.147]</text:p>
      <text:p text:style-name="P1"/>
      <text:p text:style-name="P1">TASK [ansible_role_policy_windows_system_policy : 18.8.31.2 (L1) Ensure 'Configure Solicited Remote Assistance' is set to 'Disabled' (Scored)] *******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fAllowToGetHelp setting (18.8.31.2) is Compliant:'0'. It matches the CIS value: '0'"</text:p>
      <text:p text:style-name="P1"><text:s text:c="4"/>]</text:p>
      <text:p text:style-name="P1">}</text:p>
      <text:p text:style-name="P1"/>
      <text:p text:style-name="P1">TASK [ansible_role_policy_windows_system_policy : 18.8.31.2 (L1) Ensure 'Configure Solicited Remote Assistance' is set to 'Disabled' (Scored)] *************************************************************</text:p>
      <text:p text:style-name="P1">skipping: [9.37.141.147]</text:p>
      <text:p text:style-name="P1"/>
      <text:p text:style-name="P1">TASK [ansible_role_policy_windows_system_policy : 18.8.32.1 (L1) Ensure 'Enable RPC Endpoint Mapper Client Authentication' is set to 'Enabled' (MS only) (Scored)] *****************************************</text:p>
      <text:p text:style-name="P1">changed: [9.37.141.147]</text:p>
      <text:p text:style-name="P1"/>
      <text:p text:style-name="P1"><text:soft-page-break/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AuthEpResolution setting (18.8.32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32.1 (L1) Ensure 'Enable RPC Endpoint Mapper Client Authentication' is set to 'Enabled' (MS only) (Scored)] *****************************************</text:p>
      <text:p text:style-name="P1">skipping: [9.37.141.147]</text:p>
      <text:p text:style-name="P1"/>
      <text:p text:style-name="P1">TASK [ansible_role_policy_windows_system_policy : 18.8.32.2 (L2) Ensure 'Restrict Unauthenticated RPC clients' is set to 'Enabled: Authenticated' (MS only) (Scored)] 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RestrictRemoteClients setting (18.8.32.2) is Compliant:'1'. It matches the CIS value: '1'"</text:p>
      <text:p text:style-name="P1"><text:s text:c="4"/>]</text:p>
      <text:p text:style-name="P1">}</text:p>
      <text:p text:style-name="P1"/>
      <text:p text:style-name="P1"><text:soft-page-break/>TASK [ansible_role_policy_windows_system_policy : 18.8.32.2 (L2) Ensure 'Restrict Unauthenticated RPC clients' is set to 'Enabled: Authenticated' (MS only) (Scored)] **************************************</text:p>
      <text:p text:style-name="P1">skipping: [9.37.141.147]</text:p>
      <text:p text:style-name="P1"/>
      <text:p text:style-name="P1">TASK [ansible_role_policy_windows_system_policy : 18.8.39.5.1 (L2) Ensure 'Microsoft Support Diagnostic Tool: Turn on MSDT interactive communication with support provider' is set to 'Disabled' (Scored)] 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QueryRemoteServer setting (18.8.39.5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system_policy : 18.8.39.5.1 (L2) Ensure 'Microsoft Support Diagnostic Tool: Turn on MSDT interactive communication with support provider' is set to 'Disabled' (Scored)] ***</text:p>
      <text:p text:style-name="P1">skipping: [9.37.141.147]</text:p>
      <text:p text:style-name="P1"/>
      <text:p text:style-name="P1">TASK [ansible_role_policy_windows_system_policy : 18.8.39.11.1 (L2) Ensure 'Enable/Disable PerfTrack' is set to 'Disabled' (Scored)] *****************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><text:soft-page-break/></text:p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ScenarioExecutionEnabled setting (18.8.39.11.1) is Compliant:'0'. It matches the CIS value: '0'"</text:p>
      <text:p text:style-name="P1"><text:s text:c="4"/>]</text:p>
      <text:p text:style-name="P1">}</text:p>
      <text:p text:style-name="P1"/>
      <text:p text:style-name="P1">TASK [ansible_role_policy_windows_system_policy : 18.8.39.11.1 (L2) Ensure 'Enable/Disable PerfTrack' is set to 'Disabled' (Scored)] ***********************************************************************</text:p>
      <text:p text:style-name="P1">skipping: [9.37.141.147]</text:p>
      <text:p text:style-name="P1"/>
      <text:p text:style-name="P1">TASK [ansible_role_policy_windows_system_policy : 18.8.41.1 (L2) Ensure 'Turn off the advertising ID' is set to 'Enabled'] ***************************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DisabledByGroupPolicy setting (18.8.41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41.1 (L2) Ensure 'Turn off the advertising ID' is set to 'Enabled'] 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18.8.44.1.1 (L2) Ensure 'Enable Windows NTP Client' is set to 'Enabled' (Scored)] ************************************************************************</text:p>
      <text:p text:style-name="P1">changed: [9.37.141.147]</text:p>
      <text:p text:style-name="P1"><text:soft-page-break/></text:p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d setting (18.8.44.1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8.8.44.1.1 (L2) Ensure 'Enable Windows NTP Client' is set to 'Enabled' (Scored)] ************************************************************************</text:p>
      <text:p text:style-name="P1">skipping: [9.37.141.147]</text:p>
      <text:p text:style-name="P1"/>
      <text:p text:style-name="P1">TASK [ansible_role_policy_windows_system_policy : 18.8.44.1.2 (L2) Ensure 'Enable Windows NTP Server' is set to 'Disabled' (MS only)] ****************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Enabled setting (18.8.44.1.2) is Compliant:'0'. It matches the CIS value: '0'"</text:p>
      <text:p text:style-name="P1"><text:s text:c="4"/>]</text:p>
      <text:p text:style-name="P1">}</text:p>
      <text:p text:style-name="P1"/>
      <text:p text:style-name="P1"><text:soft-page-break/>TASK [ansible_role_policy_windows_system_policy : 18.8.44.1.2 (L2) Ensure 'Enable Windows NTP Server' is set to 'Disabled' (MS only)] **********************************************************************</text:p>
      <text:p text:style-name="P1">skipping: [9.37.141.147]</text:p>
      <text:p text:style-name="P1"/>
      <text:p text:style-name="P1">TASK [ansible_role_policy_windows_system_policy : 19.6.5.1.1 (L2) Ensure 'Turn off Help Experience Improvement Program' is set to 'Enabled' (Scored)] ******************************************************</text:p>
      <text:p text:style-name="P1">changed: [9.37.141.147]</text:p>
      <text:p text:style-name="P1"/>
      <text:p text:style-name="P1">TASK [ansible_role_policy_windows_system_policy : set_fact] ************************************************************************************************************************************************</text:p>
      <text:p text:style-name="P1">ok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skipping: [9.37.141.147]</text:p>
      <text:p text:style-name="P1"/>
      <text:p text:style-name="P1">TASK [ansible_role_policy_windows_system_policy : debug] ***************************************************************************************************************************************************</text:p>
      <text:p text:style-name="P1">ok: [9.37.141.147] =&gt; {</text:p>
      <text:p text:style-name="P1"><text:s text:c="4"/>"msg": [</text:p>
      <text:p text:style-name="P1"><text:s text:c="8"/>"The NoImplicitFeedback setting (19.6.5.1.1) is Compliant:'1'. It matches the CIS value: '1'"</text:p>
      <text:p text:style-name="P1"><text:s text:c="4"/>]</text:p>
      <text:p text:style-name="P1">}</text:p>
      <text:p text:style-name="P1"/>
      <text:p text:style-name="P1">TASK [ansible_role_policy_windows_system_policy : 19.6.5.1.1 (L2) Ensure 'Turn off Help Experience Improvement Program' is set to 'Enabled' (Scored)] ******************************************************</text:p>
      <text:p text:style-name="P1">skipping: [9.37.141.147]</text:p>
      <text:p text:style-name="P1"/>
      <text:p text:style-name="P1">PLAY RECAP *************************************************************************************************************************************************************************************************</text:p>
      <text:p text:style-name="P1">9.37.141.147 <text:s text:c="14"/>: ok=133 <text:s/>changed=44 <text:s text:c="2"/>unreachable=0 <text:s text:c="3"/>failed=0 <text:s text:c="3"/>skipped=88 <text:s text:c="2"/>rescued=0 <text:s text:c="3"/>ignored=0 <text:s text:c="2"/></text:p>
      <text:p text:style-name="P1"/>
      <text:p text:style-name="P1">[root@oc2685343477 ansible]#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3T13:50:44.608878532</meta:creation-date>
    <dc:date>2019-09-13T13:51:37.871502676</dc:date>
    <meta:editing-duration>PT53S</meta:editing-duration>
    <meta:editing-cycles>1</meta:editing-cycles>
    <meta:generator>LibreOffice/5.3.6.1$Linux_X86_64 LibreOffice_project/30$Build-1</meta:generator>
    <meta:document-statistic meta:table-count="0" meta:image-count="0" meta:object-count="0" meta:page-count="27" meta:paragraph-count="623" meta:word-count="3633" meta:character-count="56025" meta:non-whitespace-character-count="52279"/>
  </office:meta>
</office:document-meta>
</file>